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background-color="#00ccff"/>
    </style:style>
    <style:style style:name="P4" style:family="paragraph" style:parent-style-name="Standard" style:list-style-name="L1">
      <style:paragraph-properties fo:margin-top="0.0402in" fo:margin-bottom="0.0402in" fo:text-align="center" style:justify-single-word="false"/>
    </style:style>
    <style:style style:name="T1" style:family="text">
      <style:text-properties style:text-underline-style="solid" style:text-underline-width="auto" style:text-underline-color="font-color" fo:background-color="#ffff00"/>
    </style:style>
    <style:style style:name="T2" style:family="text">
      <style:text-properties fo:background-color="#ffffff"/>
    </style:style>
    <style:style style:name="T3" style:family="text">
      <style:text-properties fo:font-weight="normal" fo:background-color="#fffff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SWOT ANALYSIS </text:span><text:s text:c="8"/></text:p>
      <text:p text:style-name="P1">So first of a like would like to tell you what a swot actually means . It is nothing but it is a practise to recognise one's ability . SWOT litterally stands for (strength, weakness, opportunity,threats)..</text:p>
      <text:p text:style-name="P1"/>
      <text:p text:style-name="P3">MY SWOT ANALYSIS</text:p>
      <text:p text:style-name="P3"/>
      <text:list xml:id="list1790935839212011238" text:style-name="L1">
        <text:list-item>
          <text:p text:style-name="P2"><text:span text:style-name="T2">STRENGTH= My strength is that I can understand thins very fastly.</text:span></text:p>
        </text:list-item>
        <text:list-item>
          <text:p text:style-name="P2"><text:span text:style-name="T2">WEAKNESS= My wekness is that I always do overconfidence.</text:span></text:p>
        </text:list-item>
        <text:list-item>
          <text:p text:style-name="P2"><text:span text:style-name="T3">OPPORTUNITY=My Opportunities Are Just Like That I Have Taken Participated in many khel mahotsav and quizzes..</text:span></text:p>
        </text:list-item>
        <text:list-item>
          <text:p text:style-name="P4"><text:span text:style-name="T3">THREATS= my threats are those people who always disrespect me..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8T11:43:33.44</meta:creation-date>
    <meta:document-statistic meta:table-count="0" meta:image-count="0" meta:object-count="0" meta:page-count="1" meta:paragraph-count="7" meta:word-count="87" meta:character-count="539"/>
    <dc:date>2022-02-08T12:04:52.25</dc:date>
    <meta:editing-duration>PT2M57S</meta:editing-duration>
    <meta:editing-cycles>1</meta:editing-cycles>
    <meta:generator>OpenOffice/4.1.9$Win32 OpenOffice.org_project/419m1$Build-9805</meta:generator>
  </office:meta>
</office:document-meta>
</file>